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INSTRUCTS HIS FRIENDS (11:1-13, 27-2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INSTRUCTS HIS FRIENDS (11:1-13, 27-2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isciples, on the subject of prayer (11:1-1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disciples, on the subject of prayer (11:1-13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language of prayer (11:1-4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language of prayer (11:1-4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Worship (11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Petition (11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Confession (11:4a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Dependence (11:4b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disciples, on the subject of prayer (11:1-13)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language of prayer (11:1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lessons from prayer (11:5-13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lessons from prayer (11:5-13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Requirements (11:5-10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Results (11:11-13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Results (11:11-13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Even sinful earthly fathers give good gifts to their children when they ask (11:11-12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How much more will the heavenly Father give to his children when they ask (11:13)!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lessons from prayer (11:5-1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Requirements (11:5-1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Results (11:11-1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disciples, on the subject of prayer (11:1-13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language of prayer (11:1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lessons from prayer (11:5-1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JESUS INSTRUCTS HIS FRIENDS (11:1-13, 27-28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disciples, on the subject of prayer (11:1-13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A woman, on the subject of blessedness (11:27-2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A woman, on the subject of blessedness (11:27-28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woman to Jesus (11:27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Jesus to the woman (11:2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JESUS INSTRUCTS HIS FRIENDS (11:1-13, 27-28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disciples, on the subject of prayer (11:1-13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A woman, on the subject of blessedness (11:27-28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LUKE 11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SUS INSTRUCTS HIS FRIENDS (11:1-13, 27-28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SUS INDICTS HIS FOES (11:14-26, 29-54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-title-Title-Slide" presentation:presentation-page-layout-name="Master1-PPL1" draw:id="Slide-269">
        <draw:frame draw:id="id109" presentation:style-name="a620" draw:name="Title 1" svg:x="1.38in" svg:y="0.83in" svg:width="10.3in" svg:height="4.42in" presentation:class="title" presentation:placeholder="false">
          <draw:text-box>
            <text:p text:style-name="a619" text:class-names="" text:cond-style-name=""><text:span text:style-name="a617" text:class-names="">JESUS INDICTS HIS FOES (11:14-26, 29-54)<text:s text:c="1"/></text:span><text:span text:style-name="a618" text:class-names=""/></text:p>
          </draw:text-box>
          <svg:title/>
          <svg:desc/>
        </draw:frame>
        <draw:frame draw:id="id110" presentation:style-name="a625" draw:name="Subtitle 2" svg:x="1.38in" svg:y="5.25in" svg:width="10.3in" svg:height="1.85in" presentation:class="subtitle" presentation:placeholder="false">
          <draw:text-box>
            <text:p text:style-name="a622" text:class-names="" text:cond-style-name=""><text:span text:style-name="a621" text:class-names=""><text:s text:c="1"/>Because of their accusations against God (11:14-26)<text:s text:c="1"/></text:span></text:p>
            <text:p text:style-name="a624" text:class-names="" text:cond-style-name=""><text:span text:style-name="a623" text:class-names=""/></text:p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Because of their accusations against God (11:14-26)<text:s text:c="1"/></text:span><text:span text:style-name="a628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slander (11:14-16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stupidity (11:17-2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sevenfold (11:24-26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JESUS INDICTS HIS FOES (11:14-26, 29-54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Because of their accusations against God (11:14-26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Because of their actions against God (11:29-5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-title-Title-Slide" presentation:presentation-page-layout-name="Master1-PPL1" draw:id="Slide-272">
        <draw:frame draw:id="id115" presentation:style-name="a663" draw:name="Title 1" svg:x="1.38in" svg:y="0.83in" svg:width="10.3in" svg:height="4.42in" presentation:class="title" presentation:placeholder="false">
          <draw:text-box>
            <text:p text:style-name="a662" text:class-names="" text:cond-style-name=""><text:span text:style-name="a660" text:class-names=""><text:s text:c="1"/>Because of their actions against God (11:29-54)<text:s text:c="1"/></text:span><text:span text:style-name="a661" text:class-names=""/></text:p>
          </draw:text-box>
          <svg:title/>
          <svg:desc/>
        </draw:frame>
        <draw:frame draw:id="id116" presentation:style-name="a668" draw:name="Subtitle 2" svg:x="1.38in" svg:y="5.25in" svg:width="10.3in" svg:height="1.85in" presentation:class="subtitle" presentation:placeholder="false">
          <draw:text-box>
            <text:p text:style-name="a665" text:class-names="" text:cond-style-name=""><text:span text:style-name="a664" text:class-names=""><text:s text:c="1"/>By the people in general (11:29-36)<text:s text:c="1"/></text:span></text:p>
            <text:p text:style-name="a667" text:class-names="" text:cond-style-name=""><text:span text:style-name="a666" text:class-names=""/></text:p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By the people in general (11:29-36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What they have not done (11:29-3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What they have done (11:33-3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Because of their actions against God (11:29-54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By the people in general (11:29-36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By the Pharisees in particular (11:37-5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By the Pharisees in particular (11:37-54):<text:s text:c="1"/></text:span><text:span text:style-name="a701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Because of their greed and wickedness (11:37-4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Because they totally ignore love and justice (44:42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Because of their pride and self-promoting (11:43-44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Because they crush men with their heavy and godless traditions (11:45-4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Because of their history of bloodshed (11:47-51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Because they hide the truth from men (11:52-54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Because of their actions against God (11:29-54)<text:s text:c="1"/></text:span><text:span text:style-name="a728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By the people in general (11:29-3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By the Pharisees in particular (11:37-54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JESUS INDICTS HIS FOES (11:14-26, 29-54)<text:s text:c="1"/></text:span><text:span text:style-name="a743" text:class-names=""/></text:p>
          </draw:text-box>
          <svg:title/>
          <svg:desc/>
        </draw:frame>
        <draw:frame draw:id="id126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Because of their accusations against God (11:14-26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Because of their actions against God (11:29-5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3" draw:style-name="a756" draw:master-page-name="Master1-Layout12-tx-Title-and-Text" presentation:presentation-page-layout-name="Master1-PPL12" draw:id="Slide-278">
        <draw:frame draw:id="id127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LUKE 11</text:span><text:span text:style-name="a758" text:class-names=""/></text:p>
          </draw:text-box>
          <svg:title/>
          <svg:desc/>
        </draw:frame>
        <draw:frame draw:id="id128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JESUS INSTRUCTS HIS FRIENDS (11:1-13, 27-28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JESUS INDICTS HIS FOES (11:14-26, 29-5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1</dc:title>
    <meta:initial-creator>David STRICKLAND</meta:initial-creator>
    <dc:creator>David STRICKLAND</dc:creator>
    <meta:creation-date>2020-02-22T17:34:48Z</meta:creation-date>
    <dc:date>2020-02-22T17:34:48Z</dc:date>
    <meta:template xlink:href="BibleStudy" xlink:type="simple"/>
    <meta:editing-cycles>1</meta:editing-cycles>
    <meta:editing-duration>PT0S</meta:editing-duration>
    <meta:document-statistic meta:paragraph-count="71" meta:word-count="627"/>
  </office:meta>
</office:document-meta>
</file>